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backlog</text:p>
      <text:p text:style-name="Standard"/>
      <text:p text:style-name="P2">Placera fönster</text:p>
      <text:p text:style-name="Standard">Som användare vill jag att ett varje nytt fönster jag öppnar placeras framför det senast öppnade samt lite förskjutet i förhållande till detta.</text:p>
      <text:p text:style-name="Standard"/>
      <text:p text:style-name="P2">Visa bild i fönster</text:p>
      <text:p text:style-name="Standard">Som användare vill jag kunna välja en bild från bildvisaren och få den presenterad i ett nytt fönster istället för som bakgrundsbi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3:53:10.75</meta:creation-date>
    <dc:date>2014-01-08T20:05:27.51</dc:date>
    <dc:creator>Lotta Onsö</dc:creator>
    <meta:editing-duration>PT9H59M29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1" meta:paragraph-count="5" meta:word-count="53" meta:character-count="325"/>
  </office:meta>
</office:document-meta>
</file>